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0.71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3.551cm" fo:min-width="4.93cm"/>
    </style:style>
    <style:style style:name="gr5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="solid" draw:fill-color="#ffff00" draw:textarea-horizontal-align="justify" draw:textarea-vertical-align="middle" draw:auto-grow-height="false" fo:min-height="2.451cm" fo:min-width="4.93cm"/>
    </style:style>
    <style:style style:name="gr7" style:family="graphic" style:parent-style-name="objectwithoutfill">
      <style:graphic-properties draw:marker-end="Arrow" draw:marker-end-width="0.3cm" draw:fill="solid" draw:fill-color="#ffff00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95cm"/>
    </style:style>
    <style:style style:name="gr9" style:family="graphic" style:parent-style-name="standard">
      <style:graphic-properties draw:fill-color="#ff420e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fill="solid" draw:fill-color="#99ff33" draw:textarea-horizontal-align="justify" draw:textarea-vertical-align="middle" draw:auto-grow-height="false" fo:min-height="0cm" fo:min-width="0cm"/>
    </style:style>
    <style:style style:name="gr11" style:family="graphic" style:parent-style-name="objectwithoutfill">
      <style:graphic-properties draw:marker-end="Arrow" draw:marker-end-width="0.3cm" draw:fill="solid" draw:fill-color="#99ff33" draw:textarea-vertical-align="middle"/>
    </style:style>
    <style:style style:name="gr12" style:family="graphic" style:parent-style-name="standard">
      <style:graphic-properties draw:stroke="none" svg:stroke-color="#000000" draw:fill="solid" draw:fill-color="#99ff33" fo:min-height="0.71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7.1cm" svg:height="3.6cm" svg:x="41.499cm" svg:y="5.808cm">
          <text:p text:style-name="P1">Gear change <text:line-break/>in progress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2" draw:layer="layout" svg:width="1.7cm" svg:height="0.963cm" svg:x="40.199cm" svg:y="6.645cm">
          <draw:text-box>
            <text:p>Yes</text:p>
          </draw:text-box>
        </draw:frame>
        <draw:custom-shape draw:style-name="gr1" draw:text-style-name="P1" xml:id="id3" draw:id="id3" draw:layer="layout" svg:width="7.1cm" svg:height="2.7cm" svg:x="41.499cm" svg:y="17.208cm">
          <text:p text:style-name="P1">Compare<text:line-break/> commanded <text:line-break/>speed with current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1" xml:id="id4" draw:id="id4" draw:layer="layout" svg:width="8.1cm" svg:height="4.7cm" svg:x="40.999cm" svg:y="21.708cm">
          <text:p text:style-name="P1">Gearchange require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2" draw:layer="layout" svg:width="1.5cm" svg:height="0.963cm" svg:x="48.999cm" svg:y="22.908cm">
          <draw:text-box>
            <text:p>No</text:p>
          </draw:text-box>
        </draw:frame>
        <draw:custom-shape draw:style-name="gr1" draw:text-style-name="P1" xml:id="id1" draw:id="id1" draw:layer="layout" svg:width="8.1cm" svg:height="4.7cm" svg:x="41cm" svg:y="43.008cm">
          <text:p text:style-name="P1">Spindle_stoppe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2" draw:layer="layout" svg:width="1.7cm" svg:height="0.963cm" svg:x="45.1cm" svg:y="26.308cm">
          <draw:text-box>
            <text:p>Yes</text:p>
          </draw:text-box>
        </draw:frame>
        <draw:frame draw:style-name="gr2" draw:layer="layout" svg:width="1.5cm" svg:height="0.963cm" svg:x="49.9cm" svg:y="44.308cm">
          <draw:text-box>
            <text:p>No</text:p>
          </draw:text-box>
        </draw:frame>
        <draw:frame draw:style-name="gr2" draw:layer="layout" svg:width="1.7cm" svg:height="0.963cm" svg:x="45.3cm" svg:y="48.008cm">
          <draw:text-box>
            <text:p>Yes</text:p>
          </draw:text-box>
        </draw:frame>
        <draw:connector draw:style-name="gr3" draw:text-style-name="P1" draw:layer="layout" svg:x1="49.1cm" svg:y1="45.358cm" svg:x2="52.7cm" svg:y2="45.358cm" draw:start-shape="id1" draw:start-glue-point="7" draw:end-shape="id2" draw:end-glue-point="5" svg:d="M49100 45358h3600">
          <text:p/>
        </draw:connector>
        <draw:connector draw:style-name="gr3" draw:text-style-name="P1" draw:layer="layout" svg:x1="45.049cm" svg:y1="19.908cm" svg:x2="45.049cm" svg:y2="21.708cm" draw:start-shape="id3" draw:start-glue-point="2" draw:end-shape="id4" draw:end-glue-point="4" svg:d="M45049 19908v1800">
          <text:p/>
        </draw:connector>
        <draw:frame draw:style-name="gr2" draw:layer="layout" svg:width="1.5cm" svg:height="0.963cm" svg:x="45.399cm" svg:y="9.408cm">
          <draw:text-box>
            <text:p>No</text:p>
          </draw:text-box>
        </draw:frame>
        <draw:custom-shape draw:style-name="gr1" draw:text-style-name="P1" xml:id="id2" draw:id="id2" draw:layer="layout" svg:width="6.9cm" svg:height="2.9cm" svg:x="52.7cm" svg:y="43.908cm">
          <text:p text:style-name="P1">E-Stop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xml:id="id5" draw:id="id5" draw:layer="layout" svg:width="6.9cm" svg:height="2.7cm" svg:x="52.399cm" svg:y="22.708cm">
          <text:p text:style-name="P1">Exi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1" draw:layer="layout" svg:x1="49.099cm" svg:y1="24.058cm" svg:x2="52.399cm" svg:y2="24.058cm" draw:start-shape="id4" draw:start-glue-point="7" draw:end-shape="id5" svg:d="M49099 24058h3300">
          <text:p/>
        </draw:connector>
        <draw:custom-shape draw:style-name="gr1" draw:text-style-name="P1" xml:id="id7" draw:id="id7" draw:layer="layout" svg:width="8.5cm" svg:height="2.9cm" svg:x="40.799cm" svg:y="1.108cm">
          <text:p text:style-name="P1">Poll gearbox bitmask </text:p>
          <text:p text:style-name="P1">and current stat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1" draw:layer="layout" draw:line-skew="-2.999cm" svg:x1="41.499cm" svg:y1="7.608cm" svg:x2="41cm" svg:y2="45.358cm" draw:start-shape="id6" draw:start-glue-point="5" draw:end-shape="id1" draw:end-glue-point="5" svg:d="M41499 7608h-3999v37750h3500">
          <text:p/>
        </draw:connector>
        <draw:connector draw:style-name="gr3" draw:text-style-name="P1" draw:layer="layout" svg:x1="45.049cm" svg:y1="4.008cm" svg:x2="45.049cm" svg:y2="5.808cm" draw:start-shape="id7" draw:start-glue-point="8" draw:end-shape="id6" draw:end-glue-point="4" svg:d="M45049 4008v1800">
          <text:p/>
        </draw:connector>
        <draw:custom-shape draw:style-name="gr1" draw:text-style-name="P1" draw:layer="layout" svg:width="8.5cm" svg:height="2.9cm" svg:x="40.8cm" svg:y="1.109cm">
          <text:p text:style-name="P1">Poll gearbox bitmask </text:p>
          <text:p text:style-name="P1">and current stat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xml:id="id8" draw:id="id8" draw:layer="layout" svg:width="7.1cm" svg:height="2.5cm" svg:x="41.5cm" svg:y="38.708cm">
          <text:p text:style-name="P1">Write target <text:line-break/>bitmask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1" draw:layer="layout" svg:x1="45.05cm" svg:y1="41.208cm" svg:x2="45.05cm" svg:y2="43.008cm" draw:start-shape="id8" draw:start-glue-point="2" draw:end-shape="id1" draw:end-glue-point="4" svg:d="M45050 41208v1800">
          <text:p/>
        </draw:connector>
        <draw:custom-shape draw:style-name="gr1" draw:text-style-name="P1" xml:id="id29" draw:id="id29" draw:layer="layout" svg:width="7.1cm" svg:height="2.3cm" svg:x="41.5cm" svg:y="53.308cm">
          <text:p text:style-name="P1">Check shaft state</text:p>
          <text:p text:style-name="P1">{off, on, done}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1" xml:id="id9" draw:id="id9" draw:layer="layout" svg:width="7.1cm" svg:height="2.5cm" svg:x="41.5cm" svg:y="35.008cm">
          <text:p text:style-name="P1">Determine nearest<text:line-break/> gear speed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1" draw:layer="layout" svg:x1="45.05cm" svg:y1="37.508cm" svg:x2="45.05cm" svg:y2="38.708cm" draw:start-shape="id9" draw:start-glue-point="2" draw:end-shape="id8" draw:end-glue-point="0" svg:d="M45050 37508v1200">
          <text:p/>
        </draw:connector>
        <draw:custom-shape draw:style-name="gr1" draw:text-style-name="P1" xml:id="id10" draw:id="id10" draw:layer="layout" svg:width="7.1cm" svg:height="3.6cm" svg:x="41.499cm" svg:y="11.508cm">
          <text:p text:style-name="P1">Is spindle stoppe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svg:x1="45.049cm" svg:y1="9.408cm" svg:x2="45.049cm" svg:y2="11.508cm" draw:start-shape="id6" draw:start-glue-point="6" draw:end-shape="id10" draw:end-glue-point="4" svg:d="M45049 9408v2100">
          <text:p/>
        </draw:connector>
        <draw:connector draw:style-name="gr3" draw:text-style-name="P1" draw:layer="layout" svg:x1="45.049cm" svg:y1="15.108cm" svg:x2="45.049cm" svg:y2="17.208cm" draw:start-shape="id10" draw:start-glue-point="6" draw:end-shape="id3" draw:end-glue-point="0" svg:d="M45049 15108v2100">
          <text:p/>
        </draw:connector>
        <draw:frame draw:style-name="gr2" draw:layer="layout" svg:width="1.7cm" svg:height="0.963cm" svg:x="45.399cm" svg:y="15.245cm">
          <draw:text-box>
            <text:p>Yes</text:p>
          </draw:text-box>
        </draw:frame>
        <draw:connector draw:style-name="gr3" draw:text-style-name="P1" draw:layer="layout" svg:x1="48.599cm" svg:y1="13.308cm" svg:x2="55.849cm" svg:y2="22.708cm" draw:start-shape="id10" draw:start-glue-point="7" draw:end-shape="id5" draw:end-glue-point="4" svg:d="M48599 13308h7250v9400">
          <text:p/>
        </draw:connector>
        <draw:frame draw:style-name="gr2" draw:layer="layout" svg:width="1.5cm" svg:height="0.963cm" svg:x="48.599cm" svg:y="12.408cm">
          <draw:text-box>
            <text:p>No</text:p>
          </draw:text-box>
        </draw:frame>
        <draw:custom-shape draw:style-name="gr1" draw:text-style-name="P1" xml:id="id11" draw:id="id11" draw:layer="layout" svg:width="8.1cm" svg:height="5cm" svg:x="13.796cm" svg:y="63cm">
          <text:p text:style-name="P1">Input stage state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12" draw:id="id12" draw:layer="layout" svg:width="8.1cm" svg:height="4.7cm" svg:x="4.2cm" svg:y="63.14cm">
          <text:p text:style-name="P1">Target bitmask<text:line-break/>reache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svg:x1="13.796cm" svg:y1="65.5cm" svg:x2="12.3cm" svg:y2="65.49cm" draw:start-shape="id11" draw:start-glue-point="5" draw:end-shape="id12" draw:end-glue-point="7" svg:d="M13796 65500h-747v-10h-749">
          <text:p/>
        </draw:connector>
        <draw:frame draw:style-name="gr2" draw:layer="layout" svg:width="1.7cm" svg:height="0.963cm" svg:x="12.8cm" svg:y="64.337cm">
          <draw:text-box>
            <text:p>On</text:p>
          </draw:text-box>
        </draw:frame>
        <draw:frame draw:style-name="gr2" draw:layer="layout" svg:width="1.7cm" svg:height="0.963cm" svg:x="2.8cm" svg:y="64.377cm">
          <draw:text-box>
            <text:p>No</text:p>
          </draw:text-box>
        </draw:frame>
        <draw:custom-shape draw:style-name="gr1" draw:text-style-name="P1" xml:id="id13" draw:id="id13" draw:layer="layout" svg:width="8.1cm" svg:height="4.7cm" svg:x="13.796cm" svg:y="69.771cm">
          <text:p text:style-name="P1">Change req'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svg:x1="17.846cm" svg:y1="68cm" svg:x2="17.846cm" svg:y2="69.771cm" draw:start-shape="id11" draw:start-glue-point="6" draw:end-shape="id13" draw:end-glue-point="4" svg:d="M17846 68000v1771">
          <text:p/>
        </draw:connector>
        <draw:frame draw:style-name="gr2" draw:layer="layout" svg:width="1.7cm" svg:height="0.963cm" svg:x="18.296cm" svg:y="68.008cm">
          <draw:text-box>
            <text:p>Off</text:p>
          </draw:text-box>
        </draw:frame>
        <draw:connector draw:style-name="gr3" draw:text-style-name="P1" draw:layer="layout" svg:x1="8.25cm" svg:y1="67.84cm" svg:x2="8.25cm" svg:y2="70.04cm" draw:start-shape="id12" draw:start-glue-point="6" draw:end-shape="id14" draw:end-glue-point="0" svg:d="M8250 67840v2200">
          <text:p/>
        </draw:connector>
        <draw:connector draw:style-name="gr3" draw:text-style-name="P1" draw:layer="layout" svg:x1="17.846cm" svg:y1="74.471cm" svg:x2="17.828cm" svg:y2="76.74cm" draw:start-shape="id13" draw:start-glue-point="6" draw:end-shape="id15" draw:end-glue-point="4" svg:d="M17846 74471v1135h-18v1134">
          <text:p/>
        </draw:connector>
        <draw:frame draw:style-name="gr2" draw:layer="layout" svg:width="1.7cm" svg:height="0.963cm" svg:x="8.354cm" svg:y="68.026cm">
          <draw:text-box>
            <text:p>Yes</text:p>
          </draw:text-box>
        </draw:frame>
        <draw:frame draw:style-name="gr2" draw:layer="layout" svg:width="1.7cm" svg:height="0.963cm" svg:x="18.196cm" svg:y="74.408cm">
          <draw:text-box>
            <text:p>Yes</text:p>
          </draw:text-box>
        </draw:frame>
        <draw:frame draw:style-name="gr2" draw:layer="layout" svg:width="1.7cm" svg:height="0.963cm" svg:x="21.896cm" svg:y="70.871cm">
          <draw:text-box>
            <text:p>No</text:p>
          </draw:text-box>
        </draw:frame>
        <draw:custom-shape draw:style-name="gr1" draw:text-style-name="P1" xml:id="id16" draw:id="id16" draw:layer="layout" svg:width="8.1cm" svg:height="4.7cm" svg:x="40.942cm" svg:y="69.977cm">
          <text:p text:style-name="P1">Mid stage state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17" draw:id="id17" draw:layer="layout" svg:width="8.1cm" svg:height="4.7cm" svg:x="30.9cm" svg:y="69.977cm">
          <text:p text:style-name="P1">Target bitmask<text:line-break/>reache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svg:x1="40.942cm" svg:y1="72.327cm" svg:x2="39cm" svg:y2="72.327cm" draw:start-shape="id16" draw:start-glue-point="5" draw:end-shape="id17" draw:end-glue-point="7" svg:d="M40942 72327h-1942">
          <text:p/>
        </draw:connector>
        <draw:frame draw:style-name="gr2" draw:layer="layout" svg:width="1.7cm" svg:height="0.963cm" svg:x="39.042cm" svg:y="71.014cm">
          <draw:text-box>
            <text:p>On</text:p>
          </draw:text-box>
        </draw:frame>
        <draw:frame draw:style-name="gr2" draw:layer="layout" svg:width="1.7cm" svg:height="0.963cm" svg:x="29cm" svg:y="71.2cm">
          <draw:text-box>
            <text:p>No</text:p>
          </draw:text-box>
        </draw:frame>
        <draw:custom-shape draw:style-name="gr1" draw:text-style-name="P1" xml:id="id18" draw:id="id18" draw:layer="layout" svg:width="8.1cm" svg:height="4.7cm" svg:x="40.942cm" svg:y="76.477cm">
          <text:p text:style-name="P1">Change req'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svg:x1="44.992cm" svg:y1="74.677cm" svg:x2="44.992cm" svg:y2="76.477cm" draw:start-shape="id16" draw:start-glue-point="6" draw:end-shape="id18" draw:end-glue-point="4" svg:d="M44992 74677v1800">
          <text:p/>
        </draw:connector>
        <draw:frame draw:style-name="gr2" draw:layer="layout" svg:width="1.7cm" svg:height="0.963cm" svg:x="45.442cm" svg:y="74.814cm">
          <draw:text-box>
            <text:p>Off</text:p>
          </draw:text-box>
        </draw:frame>
        <draw:connector draw:style-name="gr3" draw:text-style-name="P1" draw:layer="layout" svg:x1="34.95cm" svg:y1="74.677cm" svg:x2="34.948cm" svg:y2="76.977cm" draw:start-shape="id17" draw:start-glue-point="6" draw:end-shape="id19" draw:end-glue-point="0" svg:d="M34950 74677v1150h-2v1150">
          <text:p/>
        </draw:connector>
        <draw:frame draw:style-name="gr2" draw:layer="layout" svg:width="1.7cm" svg:height="0.963cm" svg:x="35.054cm" svg:y="74.863cm">
          <draw:text-box>
            <text:p>Yes</text:p>
          </draw:text-box>
        </draw:frame>
        <draw:frame draw:style-name="gr2" draw:layer="layout" svg:width="1.7cm" svg:height="0.963cm" svg:x="45.242cm" svg:y="81.114cm">
          <draw:text-box>
            <text:p>Yes</text:p>
          </draw:text-box>
        </draw:frame>
        <draw:connector draw:style-name="gr3" draw:text-style-name="P1" draw:layer="layout" draw:line-skew="3.356cm" svg:x1="49.042cm" svg:y1="78.827cm" svg:x2="48.456cm" svg:y2="109.606cm" draw:start-shape="id18" draw:start-glue-point="7" draw:end-shape="id20" draw:end-glue-point="7" svg:d="M49042 78827h3858v30779h-4444">
          <text:p/>
        </draw:connector>
        <draw:frame draw:style-name="gr2" draw:layer="layout" svg:width="1.7cm" svg:height="0.963cm" svg:x="49.042cm" svg:y="79.277cm">
          <draw:text-box>
            <text:p>No</text:p>
          </draw:text-box>
        </draw:frame>
        <draw:connector draw:style-name="gr3" draw:text-style-name="P1" draw:layer="layout" svg:x1="44.979cm" svg:y1="67.977cm" svg:x2="44.992cm" svg:y2="69.977cm" draw:start-shape="id21" draw:start-glue-point="6" draw:end-shape="id16" draw:end-glue-point="4" svg:d="M44979 67977v1001h13v999">
          <text:p/>
        </draw:connector>
        <draw:custom-shape draw:style-name="gr1" draw:text-style-name="P1" xml:id="id22" draw:id="id22" draw:layer="layout" svg:width="8.1cm" svg:height="4.7cm" svg:x="61.612cm" svg:y="63.1cm">
          <text:p text:style-name="P1">Back gear <text:line-break/> stage state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24" draw:id="id24" draw:layer="layout" svg:width="8.1cm" svg:height="4.7cm" svg:x="71.6cm" svg:y="63.1cm">
          <text:p text:style-name="P1">Target bitmask<text:line-break/>reache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2" draw:layer="layout" svg:width="1.7cm" svg:height="0.963cm" svg:x="69.7cm" svg:y="63.937cm">
          <draw:text-box>
            <text:p>On</text:p>
          </draw:text-box>
        </draw:frame>
        <draw:custom-shape draw:style-name="gr1" draw:text-style-name="P1" xml:id="id23" draw:id="id23" draw:layer="layout" svg:width="8.1cm" svg:height="4.7cm" svg:x="61.588cm" svg:y="69.6cm">
          <text:p text:style-name="P1">Change req'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svg:x1="65.662cm" svg:y1="67.8cm" svg:x2="65.638cm" svg:y2="69.6cm" draw:start-shape="id22" draw:start-glue-point="6" draw:end-shape="id23" draw:end-glue-point="4" svg:d="M65662 67800v901h-24v899">
          <text:p/>
        </draw:connector>
        <draw:frame draw:style-name="gr2" draw:layer="layout" svg:width="1.7cm" svg:height="0.963cm" svg:x="66.294cm" svg:y="68.037cm">
          <draw:text-box>
            <text:p>Off</text:p>
          </draw:text-box>
        </draw:frame>
        <draw:connector draw:style-name="gr3" draw:text-style-name="P1" draw:layer="layout" svg:x1="75.65cm" svg:y1="67.8cm" svg:x2="75.65cm" svg:y2="69.9cm" draw:start-shape="id24" draw:start-glue-point="6" draw:end-shape="id25" draw:end-glue-point="0" svg:d="M75650 67800v2100">
          <text:p/>
        </draw:connector>
        <draw:connector draw:style-name="gr3" draw:text-style-name="P1" draw:layer="layout" svg:x1="65.638cm" svg:y1="74.3cm" svg:x2="65.644cm" svg:y2="76.4cm" draw:start-shape="id23" draw:start-glue-point="6" draw:end-shape="id26" draw:end-glue-point="4" svg:d="M65638 74300v1051h6v1049">
          <text:p/>
        </draw:connector>
        <draw:frame draw:style-name="gr2" draw:layer="layout" svg:width="1.7cm" svg:height="0.963cm" svg:x="75.754cm" svg:y="67.986cm">
          <draw:text-box>
            <text:p>Yes</text:p>
          </draw:text-box>
        </draw:frame>
        <draw:frame draw:style-name="gr2" draw:layer="layout" svg:width="1.7cm" svg:height="0.963cm" svg:x="65.988cm" svg:y="74.237cm">
          <draw:text-box>
            <text:p>Yes</text:p>
          </draw:text-box>
        </draw:frame>
        <draw:custom-shape draw:style-name="gr1" draw:text-style-name="P1" xml:id="id27" draw:id="id27" draw:layer="layout" svg:width="7.1cm" svg:height="2.5cm" svg:x="41.5cm" svg:y="27.608cm">
          <text:p text:style-name="P1">Energise <text:line-break/>Gear_change_start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1" draw:layer="layout" svg:x1="45.049cm" svg:y1="26.408cm" svg:x2="45.05cm" svg:y2="27.608cm" draw:start-shape="id4" draw:start-glue-point="6" draw:end-shape="id27" draw:end-glue-point="0" svg:d="M45049 26408v601h1v599">
          <text:p/>
        </draw:connector>
        <draw:custom-shape draw:style-name="gr1" draw:text-style-name="P1" xml:id="id28" draw:id="id28" draw:layer="layout" svg:width="7.1cm" svg:height="2.3cm" svg:x="41.5cm" svg:y="49.508cm">
          <text:p text:style-name="P1">Do twitching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1" draw:layer="layout" svg:x1="45.05cm" svg:y1="47.708cm" svg:x2="45.05cm" svg:y2="49.508cm" draw:start-shape="id1" draw:start-glue-point="6" draw:end-shape="id28" draw:end-glue-point="0" svg:d="M45050 47708v1800">
          <text:p/>
        </draw:connector>
        <draw:connector draw:style-name="gr3" draw:text-style-name="P1" draw:layer="layout" svg:x1="45.05cm" svg:y1="51.808cm" svg:x2="45.05cm" svg:y2="53.308cm" draw:start-shape="id28" draw:start-glue-point="2" draw:end-shape="id29" draw:end-glue-point="0" svg:d="M45050 51808v1500">
          <text:p/>
        </draw:connector>
        <draw:custom-shape draw:style-name="gr1" draw:text-style-name="P1" xml:id="id14" draw:id="id14" draw:layer="layout" svg:width="7.1cm" svg:height="3.66cm" svg:x="4.7cm" svg:y="70.04cm">
          <text:p text:style-name="P1">Deenergise</text:p>
          <text:p text:style-name="P1">Reverse_Direction<text:line-break/>Gear_Motor_Input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1" xml:id="id15" draw:id="id15" draw:layer="layout" svg:width="8.1cm" svg:height="4.7cm" svg:x="13.778cm" svg:y="76.74cm">
          <text:p text:style-name="P1">Reverse <text:line-break/> direction of rotation<text:line-break/>of stage require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31" draw:id="id31" draw:layer="layout" svg:width="7.1cm" svg:height="2.7cm" svg:x="14.278cm" svg:y="82.64cm">
          <text:p text:style-name="P1">Energise<text:line-break/>Reverse_Direction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2" draw:layer="layout" svg:width="1.7cm" svg:height="0.963cm" svg:x="18.078cm" svg:y="81.54cm">
          <draw:text-box>
            <text:p>Yes</text:p>
          </draw:text-box>
        </draw:frame>
        <draw:custom-shape draw:style-name="gr1" draw:text-style-name="P1" xml:id="id30" draw:id="id30" draw:layer="layout" svg:width="7.1cm" svg:height="2.7cm" svg:x="14.281cm" svg:y="91.84cm">
          <text:p text:style-name="P1">Energise<text:line-break/>Gear_Motor_Input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2" draw:layer="layout" svg:width="1.5cm" svg:height="0.963cm" svg:x="21.878cm" svg:y="78.14cm">
          <draw:text-box>
            <text:p>No</text:p>
          </draw:text-box>
        </draw:frame>
        <draw:connector draw:style-name="gr3" draw:text-style-name="P1" draw:layer="layout" draw:line-skew="1.698cm" svg:x1="21.878cm" svg:y1="79.09cm" svg:x2="21.381cm" svg:y2="93.19cm" draw:start-shape="id15" draw:start-glue-point="7" draw:end-shape="id30" draw:end-glue-point="1" svg:d="M21878 79090h2200v14100h-2697">
          <text:p/>
        </draw:connector>
        <draw:connector draw:style-name="gr3" draw:text-style-name="P1" draw:layer="layout" svg:x1="17.828cm" svg:y1="81.44cm" svg:x2="17.828cm" svg:y2="82.64cm" draw:start-shape="id15" draw:start-glue-point="6" draw:end-shape="id31" draw:end-glue-point="0" svg:d="M17828 81440v1200">
          <text:p/>
        </draw:connector>
        <draw:custom-shape draw:style-name="gr1" draw:text-style-name="P1" xml:id="id19" draw:id="id19" draw:layer="layout" svg:width="7.1cm" svg:height="3.923cm" svg:x="31.398cm" svg:y="76.977cm">
          <text:p text:style-name="P1">Deenergise</text:p>
          <text:p text:style-name="P1">Reverse_Direction</text:p>
          <text:p text:style-name="P1">Gear_Motor_Mid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1" xml:id="id32" draw:id="id32" draw:layer="layout" svg:width="8.1cm" svg:height="4.7cm" svg:x="40.942cm" svg:y="83.377cm">
          <text:p text:style-name="P1">Reverse <text:line-break/> direction of rotation<text:line-break/>of stage require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33" draw:id="id33" draw:layer="layout" svg:width="7.1cm" svg:height="2.7cm" svg:x="41.442cm" svg:y="89.277cm">
          <text:p text:style-name="P1">Energise<text:line-break/>Reverse_Direction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2" draw:layer="layout" svg:width="1.7cm" svg:height="0.963cm" svg:x="45.242cm" svg:y="88.177cm">
          <draw:text-box>
            <text:p>Yes</text:p>
          </draw:text-box>
        </draw:frame>
        <draw:custom-shape draw:style-name="gr1" draw:text-style-name="P1" xml:id="id36" draw:id="id36" draw:layer="layout" svg:width="7.1cm" svg:height="2.7cm" svg:x="41.442cm" svg:y="98.177cm">
          <text:p text:style-name="P1">Energise<text:line-break/>Gear_Motor_Mid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2" draw:layer="layout" svg:width="1.5cm" svg:height="0.963cm" svg:x="49.042cm" svg:y="84.377cm">
          <draw:text-box>
            <text:p>No</text:p>
          </draw:text-box>
        </draw:frame>
        <draw:connector draw:style-name="gr3" draw:text-style-name="P1" draw:layer="layout" svg:x1="44.992cm" svg:y1="88.077cm" svg:x2="44.992cm" svg:y2="89.277cm" draw:start-shape="id32" draw:start-glue-point="6" draw:end-shape="id33" draw:end-glue-point="0" svg:d="M44992 88077v1200">
          <text:p/>
        </draw:connector>
        <draw:custom-shape draw:style-name="gr1" draw:text-style-name="P1" xml:id="id34" draw:id="id34" draw:layer="layout" svg:width="7.1cm" svg:height="2.7cm" svg:x="14.27cm" svg:y="87.34cm">
          <text:p text:style-name="P1">Delay 100ms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1" draw:layer="layout" svg:x1="17.828cm" svg:y1="85.34cm" svg:x2="17.82cm" svg:y2="87.34cm" draw:start-shape="id31" draw:start-glue-point="2" draw:end-shape="id34" draw:end-glue-point="0" svg:d="M17828 85340v1001h-8v999">
          <text:p/>
        </draw:connector>
        <draw:connector draw:style-name="gr3" draw:text-style-name="P1" draw:layer="layout" svg:x1="17.82cm" svg:y1="90.04cm" svg:x2="17.831cm" svg:y2="91.84cm" draw:start-shape="id34" draw:start-glue-point="2" draw:end-shape="id30" draw:end-glue-point="0" svg:d="M17820 90040v901h11v899">
          <text:p/>
        </draw:connector>
        <draw:custom-shape draw:style-name="gr1" draw:text-style-name="P1" xml:id="id35" draw:id="id35" draw:layer="layout" svg:width="7.1cm" svg:height="2.7cm" svg:x="41.442cm" svg:y="93.677cm">
          <text:p text:style-name="P1">Delay 100ms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1" draw:layer="layout" svg:x1="44.992cm" svg:y1="91.977cm" svg:x2="44.992cm" svg:y2="93.677cm" draw:start-shape="id33" draw:start-glue-point="2" draw:end-shape="id35" draw:end-glue-point="0" svg:d="M44992 91977v1700">
          <text:p/>
        </draw:connector>
        <draw:connector draw:style-name="gr3" draw:text-style-name="P1" draw:layer="layout" svg:x1="44.992cm" svg:y1="96.377cm" svg:x2="44.992cm" svg:y2="98.177cm" draw:start-shape="id35" draw:start-glue-point="2" draw:end-shape="id36" draw:end-glue-point="0" svg:d="M44992 96377v1800">
          <text:p/>
        </draw:connector>
        <draw:connector draw:style-name="gr3" draw:text-style-name="P1" draw:layer="layout" svg:x1="44.992cm" svg:y1="81.177cm" svg:x2="44.992cm" svg:y2="83.377cm" draw:start-shape="id18" draw:start-glue-point="6" draw:end-shape="id32" draw:end-glue-point="4" svg:d="M44992 81177v2200">
          <text:p/>
        </draw:connector>
        <draw:connector draw:style-name="gr3" draw:text-style-name="P1" draw:layer="layout" draw:line-skew="1.698cm" svg:x1="49.042cm" svg:y1="85.727cm" svg:x2="48.542cm" svg:y2="99.527cm" draw:start-shape="id32" draw:start-glue-point="7" draw:end-shape="id36" draw:end-glue-point="1" svg:d="M49042 85727h2200v13800h-2700">
          <text:p/>
        </draw:connector>
        <draw:custom-shape draw:style-name="gr1" draw:text-style-name="P1" xml:id="id25" draw:id="id25" draw:layer="layout" svg:width="7.1cm" svg:height="3.9cm" svg:x="72.1cm" svg:y="69.9cm">
          <text:p text:style-name="P1">Deenergise</text:p>
          <text:p text:style-name="P1">Reverse_Direction</text:p>
          <text:p text:style-name="P1">Gear_Motor_Back_Gear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1" draw:layer="layout" svg:x1="75.65cm" svg:y1="73.8cm" svg:x2="69.1cm" svg:y2="102.85cm" draw:start-shape="id25" draw:start-glue-point="2" draw:end-shape="id37" draw:end-glue-point="7" svg:d="M75650 73800v29050h-6550">
          <text:p/>
        </draw:connector>
        <draw:custom-shape draw:style-name="gr1" draw:text-style-name="P1" xml:id="id26" draw:id="id26" draw:layer="layout" svg:width="8.1cm" svg:height="4.7cm" svg:x="61.594cm" svg:y="76.4cm">
          <text:p text:style-name="P1">Reverse <text:line-break/> direction of rotation<text:line-break/>of stage require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39" draw:id="id39" draw:layer="layout" svg:width="7.1cm" svg:height="2.7cm" svg:x="62.094cm" svg:y="82.3cm">
          <text:p text:style-name="P1">Energise<text:line-break/>Reverse_Direction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2" draw:layer="layout" svg:width="1.7cm" svg:height="0.963cm" svg:x="65.894cm" svg:y="81.2cm">
          <draw:text-box>
            <text:p>Yes</text:p>
          </draw:text-box>
        </draw:frame>
        <draw:custom-shape draw:style-name="gr1" draw:text-style-name="P1" xml:id="id38" draw:id="id38" draw:layer="layout" svg:width="7.1cm" svg:height="2.7cm" svg:x="62.094cm" svg:y="91.4cm">
          <text:p text:style-name="P1">Energise<text:line-break/>Gear_Motor_Back_gear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2" draw:layer="layout" svg:width="1.5cm" svg:height="0.963cm" svg:x="69.694cm" svg:y="77.8cm">
          <draw:text-box>
            <text:p>No</text:p>
          </draw:text-box>
        </draw:frame>
        <draw:connector draw:style-name="gr3" draw:text-style-name="P1" draw:layer="layout" draw:line-skew="1.604cm" svg:x1="69.694cm" svg:y1="78.75cm" svg:x2="69.194cm" svg:y2="92.75cm" draw:start-shape="id26" draw:start-glue-point="7" draw:end-shape="id38" draw:end-glue-point="1" svg:d="M69694 78750h2106v14000h-2606">
          <text:p/>
        </draw:connector>
        <draw:connector draw:style-name="gr3" draw:text-style-name="P1" draw:layer="layout" svg:x1="65.644cm" svg:y1="81.1cm" svg:x2="65.644cm" svg:y2="82.3cm" draw:start-shape="id26" draw:start-glue-point="6" draw:end-shape="id39" draw:end-glue-point="0" svg:d="M65644 81100v1200">
          <text:p/>
        </draw:connector>
        <draw:connector draw:style-name="gr3" draw:text-style-name="P1" draw:layer="layout" svg:x1="65.644cm" svg:y1="85cm" svg:x2="65.644cm" svg:y2="86.8cm" draw:start-shape="id39" draw:start-glue-point="2" draw:end-shape="id40" draw:end-glue-point="0" svg:d="M65644 85000v1800">
          <text:p/>
        </draw:connector>
        <draw:custom-shape draw:style-name="gr4" draw:text-style-name="P1" xml:id="id41" draw:id="id41" draw:layer="layout" svg:width="7.1cm" svg:height="2.9cm" svg:x="14.3cm" svg:y="96.8cm">
          <text:p text:style-name="P1">Input stage </text:p>
          <text:p text:style-name="P1">state: on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1" draw:layer="layout" svg:x1="17.831cm" svg:y1="94.54cm" svg:x2="17.85cm" svg:y2="96.8cm" draw:start-shape="id30" draw:start-glue-point="2" draw:end-shape="id41" draw:end-glue-point="0" svg:d="M17831 94540v1131h19v1129">
          <text:p/>
        </draw:connector>
        <draw:custom-shape draw:style-name="gr4" draw:text-style-name="P1" xml:id="id48" draw:id="id48" draw:layer="layout" svg:width="7.1cm" svg:height="2.9cm" svg:x="41.452cm" svg:y="103.2cm">
          <text:p text:style-name="P1">Mid stage </text:p>
          <text:p text:style-name="P1">state: on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1" xml:id="id40" draw:id="id40" draw:layer="layout" svg:width="7.1cm" svg:height="2.7cm" svg:x="62.094cm" svg:y="86.8cm">
          <text:p text:style-name="P1">Delay 100ms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1" draw:layer="layout" svg:x1="65.644cm" svg:y1="89.5cm" svg:x2="65.644cm" svg:y2="91.4cm" draw:start-shape="id40" draw:start-glue-point="2" draw:end-shape="id38" draw:end-glue-point="0" svg:d="M65644 89500v1900">
          <text:p/>
        </draw:connector>
        <draw:custom-shape draw:style-name="gr4" draw:text-style-name="P1" xml:id="id47" draw:id="id47" draw:layer="layout" svg:width="7.1cm" svg:height="2.9cm" svg:x="62.1cm" svg:y="96.5cm">
          <text:p text:style-name="P1">Backgear stage </text:p>
          <text:p text:style-name="P1">state: on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5" draw:text-style-name="P1" xml:id="id43" draw:id="id43" draw:layer="layout" svg:width="6.9cm" svg:height="2.9cm" svg:x="10.9cm" svg:y="43.2cm">
          <text:p text:style-name="P1">Exit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ustom-shape draw:style-name="gr6" draw:text-style-name="P1" xml:id="id42" draw:id="id42" draw:layer="layout" svg:width="7.1cm" svg:height="2.7cm" svg:x="10.8cm" svg:y="39.3cm">
          <text:p text:style-name="P1">Report current<text:line-break/> gearbox speed 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7" draw:text-style-name="P1" draw:layer="layout" svg:x1="14.35cm" svg:y1="42cm" svg:x2="14.35cm" svg:y2="43.2cm" draw:start-shape="id42" draw:start-glue-point="2" draw:end-shape="id43" draw:end-glue-point="4" svg:d="M14350 42000v1200">
          <text:p/>
        </draw:connector>
        <draw:custom-shape draw:style-name="gr5" draw:text-style-name="P1" xml:id="id44" draw:id="id44" draw:layer="layout" svg:width="7.1cm" svg:height="2.9cm" svg:x="10.8cm" svg:y="29.5cm">
          <text:p text:style-name="P1">End twitching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5" draw:text-style-name="P1" xml:id="id45" draw:id="id45" draw:layer="layout" svg:width="7.1cm" svg:height="2.9cm" svg:x="10.8cm" svg:y="34.7cm">
          <text:p text:style-name="P1">Deenergise </text:p>
          <text:p text:style-name="P1">Gear_change_start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7" draw:text-style-name="P1" draw:layer="layout" svg:x1="14.35cm" svg:y1="32.4cm" svg:x2="14.35cm" svg:y2="34.7cm" draw:start-shape="id44" draw:end-shape="id45" draw:end-glue-point="0" svg:d="M14350 32400v2300">
          <text:p/>
        </draw:connector>
        <draw:connector draw:style-name="gr7" draw:text-style-name="P1" draw:layer="layout" svg:x1="14.35cm" svg:y1="37.6cm" svg:x2="14.35cm" svg:y2="39.3cm" draw:start-shape="id45" draw:start-glue-point="2" draw:end-shape="id42" draw:end-glue-point="0" svg:d="M14350 37600v1700">
          <text:p/>
        </draw:connector>
        <draw:custom-shape draw:style-name="gr1" draw:text-style-name="P1" xml:id="id46" draw:id="id46" draw:layer="layout" svg:width="8cm" svg:height="4.9cm" svg:x="41.029cm" svg:y="56.777cm">
          <text:p text:style-name="P1">Commanded <text:line-break/>Speed = 0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svg:x1="45.05cm" svg:y1="55.608cm" svg:x2="45.029cm" svg:y2="56.777cm" draw:start-shape="id29" draw:start-glue-point="2" draw:end-shape="id46" draw:end-glue-point="4" svg:d="M45050 55608v585h-21v584">
          <text:p/>
        </draw:connector>
        <draw:frame draw:style-name="gr2" draw:layer="layout" svg:width="1.7cm" svg:height="0.963cm" svg:x="49.1cm" svg:y="58.337cm">
          <draw:text-box>
            <text:p>Yes</text:p>
          </draw:text-box>
        </draw:frame>
        <draw:frame draw:style-name="gr2" draw:layer="layout" svg:width="1.7cm" svg:height="0.963cm" svg:x="45.529cm" svg:y="62.277cm">
          <draw:text-box>
            <text:p>No</text:p>
          </draw:text-box>
        </draw:frame>
        <draw:custom-shape draw:style-name="gr1" draw:text-style-name="P1" xml:id="id21" draw:id="id21" draw:layer="layout" svg:width="8.1cm" svg:height="5cm" svg:x="40.929cm" svg:y="62.977cm">
          <text:p text:style-name="P1">Next stag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svg:x1="45.029cm" svg:y1="61.677cm" svg:x2="44.979cm" svg:y2="62.977cm" draw:start-shape="id46" draw:start-glue-point="6" draw:end-shape="id21" draw:end-glue-point="4" svg:d="M45029 61677v651h-50v649">
          <text:p/>
        </draw:connector>
        <draw:frame draw:style-name="gr2" draw:layer="layout" svg:width="2.1cm" svg:height="0.963cm" svg:x="38.5cm" svg:y="64.114cm">
          <draw:text-box>
            <text:p>Input</text:p>
          </draw:text-box>
        </draw:frame>
        <draw:frame draw:style-name="gr2" draw:layer="layout" svg:width="2.1cm" svg:height="0.963cm" svg:x="38.5cm" svg:y="64.115cm">
          <draw:text-box>
            <text:p>Input</text:p>
          </draw:text-box>
        </draw:frame>
        <draw:frame draw:style-name="gr2" draw:layer="layout" svg:width="2.1cm" svg:height="0.963cm" svg:x="45.8cm" svg:y="68.014cm">
          <draw:text-box>
            <text:p>Mid</text:p>
          </draw:text-box>
        </draw:frame>
        <draw:frame draw:style-name="gr8" draw:layer="layout" svg:width="4.1cm" svg:height="1.2cm" svg:x="48.7cm" svg:y="63.977cm">
          <draw:text-box>
            <text:p>Back-gear</text:p>
          </draw:text-box>
        </draw:frame>
        <draw:connector draw:style-name="gr3" draw:text-style-name="P1" draw:layer="layout" svg:x1="49.029cm" svg:y1="65.477cm" svg:x2="61.612cm" svg:y2="65.45cm" draw:start-shape="id21" draw:start-glue-point="7" draw:end-shape="id22" svg:d="M49029 65477h6292v-27h6291">
          <text:p/>
        </draw:connector>
        <draw:connector draw:style-name="gr3" draw:text-style-name="P1" draw:layer="layout" svg:x1="65.644cm" svg:y1="94.1cm" svg:x2="65.65cm" svg:y2="96.5cm" draw:start-shape="id38" draw:start-glue-point="2" draw:end-shape="id47" draw:end-glue-point="0" svg:d="M65644 94100v1201h6v1199">
          <text:p/>
        </draw:connector>
        <draw:connector draw:style-name="gr3" draw:text-style-name="P1" draw:layer="layout" svg:x1="69.712cm" svg:y1="65.45cm" svg:x2="71.6cm" svg:y2="65.45cm" draw:start-shape="id22" draw:start-glue-point="7" draw:end-shape="id24" draw:end-glue-point="5" svg:d="M69712 65450h1888">
          <text:p/>
        </draw:connector>
        <draw:connector draw:style-name="gr3" draw:text-style-name="P1" draw:layer="layout" svg:x1="44.992cm" svg:y1="100.877cm" svg:x2="45.002cm" svg:y2="103.2cm" draw:start-shape="id36" draw:start-glue-point="2" draw:end-shape="id48" draw:end-glue-point="0" svg:d="M44992 100877v1162h10v1161">
          <text:p/>
        </draw:connector>
        <draw:custom-shape draw:style-name="gr1" draw:text-style-name="P1" xml:id="id49" draw:id="id49" draw:layer="layout" svg:width="6.9cm" svg:height="2.9cm" svg:x="14.4cm" svg:y="101.8cm">
          <text:p text:style-name="P1">Exit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onnector draw:style-name="gr3" draw:text-style-name="P1" draw:layer="layout" svg:x1="17.85cm" svg:y1="99.7cm" svg:x2="17.85cm" svg:y2="101.8cm" draw:start-shape="id41" draw:start-glue-point="2" draw:end-shape="id49" draw:end-glue-point="4" svg:d="M17850 99700v2100">
          <text:p/>
        </draw:connector>
        <draw:connector draw:style-name="gr3" draw:text-style-name="P1" draw:layer="layout" draw:line-skew="3.502cm" svg:x1="21.896cm" svg:y1="72.121cm" svg:x2="21.3cm" svg:y2="103.25cm" draw:start-shape="id13" draw:start-glue-point="7" draw:end-shape="id49" draw:end-glue-point="7" svg:d="M21896 72121h4004v31129h-4600">
          <text:p/>
        </draw:connector>
        <draw:connector draw:style-name="gr3" draw:text-style-name="P1" draw:layer="layout" draw:line-skew="-1.499cm" svg:x1="4.2cm" svg:y1="65.49cm" svg:x2="14.4cm" svg:y2="103.25cm" draw:start-shape="id12" draw:start-glue-point="5" draw:end-shape="id49" draw:end-glue-point="5" svg:d="M4200 65490h-2000v37760h12200">
          <text:p/>
        </draw:connector>
        <draw:custom-shape draw:style-name="gr1" draw:text-style-name="P1" xml:id="id20" draw:id="id20" draw:layer="layout" svg:width="6.9cm" svg:height="2.9cm" svg:x="41.556cm" svg:y="108.156cm">
          <text:p text:style-name="P1">Exit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onnector draw:style-name="gr3" draw:text-style-name="P1" draw:layer="layout" svg:x1="45.002cm" svg:y1="106.1cm" svg:x2="45.006cm" svg:y2="108.156cm" draw:start-shape="id48" draw:start-glue-point="2" draw:end-shape="id20" draw:end-glue-point="4" svg:d="M45002 106100v1029h4v1027">
          <text:p/>
        </draw:connector>
        <draw:connector draw:style-name="gr3" draw:text-style-name="P1" draw:layer="layout" svg:x1="34.948cm" svg:y1="80.9cm" svg:x2="41.556cm" svg:y2="109.606cm" draw:start-shape="id19" draw:start-glue-point="2" draw:end-shape="id20" draw:end-glue-point="5" svg:d="M34948 80900v28706h6608">
          <text:p/>
        </draw:connector>
        <draw:connector draw:style-name="gr3" draw:text-style-name="P1" draw:layer="layout" draw:line-skew="-0.999cm" svg:x1="30.9cm" svg:y1="72.327cm" svg:x2="41.556cm" svg:y2="109.606cm" draw:start-shape="id17" draw:start-glue-point="5" draw:end-shape="id20" draw:end-glue-point="5" svg:d="M30900 72327h-1500v37279h12156">
          <text:p/>
        </draw:connector>
        <draw:connector draw:style-name="gr3" draw:text-style-name="P1" draw:layer="layout" svg:x1="40.929cm" svg:y1="65.477cm" svg:x2="21.896cm" svg:y2="65.5cm" draw:start-shape="id21" draw:start-glue-point="5" draw:end-shape="id11" draw:end-glue-point="7" svg:d="M40929 65477h-9516v23h-9517">
          <text:p/>
        </draw:connector>
        <draw:frame draw:style-name="gr2" draw:layer="layout" svg:width="1.7cm" svg:height="0.963cm" svg:x="60.4cm" svg:y="70.837cm">
          <draw:text-box>
            <text:p>No</text:p>
          </draw:text-box>
        </draw:frame>
        <draw:custom-shape draw:style-name="gr1" draw:text-style-name="P1" xml:id="id37" draw:id="id37" draw:layer="layout" svg:width="6.9cm" svg:height="2.9cm" svg:x="62.2cm" svg:y="101.4cm">
          <text:p text:style-name="P1">Exit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onnector draw:style-name="gr3" draw:text-style-name="P1" draw:layer="layout" svg:x1="65.65cm" svg:y1="99.4cm" svg:x2="65.65cm" svg:y2="101.4cm" draw:start-shape="id47" draw:start-glue-point="2" draw:end-shape="id37" draw:end-glue-point="4" svg:d="M65650 99400v2000">
          <text:p/>
        </draw:connector>
        <draw:connector draw:style-name="gr3" draw:text-style-name="P1" draw:layer="layout" draw:line-skew="-1.487cm" svg:x1="61.588cm" svg:y1="71.95cm" svg:x2="62.2cm" svg:y2="102.85cm" draw:start-shape="id23" draw:start-glue-point="5" draw:end-shape="id37" draw:end-glue-point="5" svg:d="M61588 71950h-1988v30900h2600">
          <text:p/>
        </draw:connector>
        <draw:connector draw:style-name="gr3" draw:text-style-name="P1" draw:layer="layout" draw:line-skew="1.898cm" svg:x1="79.7cm" svg:y1="65.45cm" svg:x2="69.1cm" svg:y2="102.85cm" draw:start-shape="id24" draw:start-glue-point="7" draw:end-shape="id37" draw:end-glue-point="7" svg:d="M79700 65450h2400v37400h-13000">
          <text:p/>
        </draw:connector>
        <draw:frame draw:style-name="gr2" draw:layer="layout" svg:width="1.5cm" svg:height="0.963cm" svg:x="79.7cm" svg:y="64.137cm">
          <draw:text-box>
            <text:p>No</text:p>
          </draw:text-box>
        </draw:frame>
        <draw:connector draw:style-name="gr3" draw:text-style-name="P1" draw:layer="layout" svg:x1="49.029cm" svg:y1="59.227cm" svg:x2="65.662cm" svg:y2="63.1cm" draw:start-shape="id46" draw:start-glue-point="7" draw:end-shape="id22" draw:end-glue-point="4" svg:d="M49029 59227h16633v3873">
          <text:p/>
        </draw:connector>
        <draw:custom-shape draw:style-name="gr9" draw:text-style-name="P1" xml:id="id50" draw:id="id50" draw:layer="layout" svg:width="7.1cm" svg:height="2.7cm" svg:x="4.7cm" svg:y="77.8cm">
          <text:p text:style-name="P1">State „OFF“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1" draw:layer="layout" svg:x1="8.25cm" svg:y1="73.7cm" svg:x2="8.25cm" svg:y2="77.8cm" draw:start-shape="id14" draw:start-glue-point="2" draw:end-shape="id50" draw:end-glue-point="0" svg:d="M8250 73700v4100">
          <text:p/>
        </draw:connector>
        <draw:connector draw:style-name="gr3" draw:text-style-name="P1" draw:layer="layout" svg:x1="8.25cm" svg:y1="80.5cm" svg:x2="14.4cm" svg:y2="103.25cm" draw:start-shape="id50" draw:start-glue-point="2" draw:end-shape="id49" draw:end-glue-point="5" svg:d="M8250 80500v22750h6150">
          <text:p/>
        </draw:connector>
        <draw:custom-shape draw:style-name="gr1" draw:text-style-name="P1" xml:id="id51" draw:id="id51" draw:layer="layout" svg:width="7.1cm" svg:height="2.7cm" svg:x="41.5cm" svg:y="31.1cm">
          <text:p text:style-name="P1">Delay 100ms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1" draw:layer="layout" svg:x1="45.05cm" svg:y1="30.108cm" svg:x2="45.05cm" svg:y2="31.1cm" draw:start-shape="id27" draw:start-glue-point="2" draw:end-shape="id51" draw:end-glue-point="0" svg:d="M45050 30108v992">
          <text:p/>
        </draw:connector>
        <draw:connector draw:style-name="gr3" draw:text-style-name="P1" draw:layer="layout" svg:x1="45.05cm" svg:y1="33.8cm" svg:x2="45.05cm" svg:y2="35.008cm" draw:start-shape="id51" draw:start-glue-point="2" draw:end-shape="id9" draw:end-glue-point="0" svg:d="M45050 33800v1208">
          <text:p/>
        </draw:connector>
        <draw:custom-shape draw:style-name="gr10" draw:text-style-name="P1" xml:id="id52" draw:id="id52" draw:layer="layout" svg:width="8.1cm" svg:height="4.7cm" svg:x="14cm" svg:y="9.1cm">
          <text:p text:style-name="P1">Target gear <text:line-break/>Left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0" draw:text-style-name="P1" xml:id="id57" draw:id="id57" draw:layer="layout" svg:width="8.1cm" svg:height="4.7cm" svg:x="14cm" svg:y="20.8cm">
          <text:p text:style-name="P1">[Stage]_<text:line-break/>LEFT_CENTER</text:p>
          <text:p text:style-name="P1">Is Off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0" draw:text-style-name="P1" xml:id="id53" draw:id="id53" draw:layer="layout" svg:width="7.1cm" svg:height="2.7cm" svg:x="3.5cm" svg:y="21.8cm">
          <text:p text:style-name="P1">Turn CCW<text:line-break/>(Reverse_Direction On)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1" draw:text-style-name="P1" draw:layer="layout" svg:x1="14cm" svg:y1="11.45cm" svg:x2="7.05cm" svg:y2="21.8cm" draw:start-shape="id52" draw:start-glue-point="5" draw:end-shape="id53" draw:end-glue-point="0" svg:d="M14000 11450h-6950v10350">
          <text:p/>
        </draw:connector>
        <draw:custom-shape draw:style-name="gr1" draw:text-style-name="P1" draw:layer="layout" svg:width="7.1cm" svg:height="2.7cm" svg:x="41.501cm" svg:y="31.101cm">
          <text:p text:style-name="P1">Delay 100ms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0" draw:text-style-name="P1" xml:id="id54" draw:id="id54" draw:layer="layout" svg:width="8.1cm" svg:height="4.7cm" svg:x="14cm" svg:y="2.2cm">
          <text:p text:style-name="P1">Target gear <text:line-break/>Right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1" draw:text-style-name="P1" draw:layer="layout" svg:x1="18.05cm" svg:y1="6.9cm" svg:x2="18.05cm" svg:y2="9.1cm" draw:start-shape="id54" draw:start-glue-point="6" draw:end-shape="id52" draw:end-glue-point="4" svg:d="M18050 6900v2200">
          <text:p/>
        </draw:connector>
        <draw:custom-shape draw:style-name="gr10" draw:text-style-name="P1" xml:id="id55" draw:id="id55" draw:layer="layout" svg:width="7.1cm" svg:height="2.7cm" svg:x="24.4cm" svg:y="21.8cm">
          <text:p text:style-name="P1">Turn CW<text:line-break/>(Reverse_Direction off)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1" draw:text-style-name="P1" draw:layer="layout" svg:x1="22.1cm" svg:y1="4.55cm" svg:x2="27.95cm" svg:y2="21.8cm" draw:start-shape="id54" draw:start-glue-point="7" draw:end-shape="id55" draw:end-glue-point="0" svg:d="M22100 4550h5850v17250">
          <text:p/>
        </draw:connector>
        <draw:custom-shape draw:style-name="gr10" draw:text-style-name="P1" xml:id="id56" draw:id="id56" draw:layer="layout" svg:width="7.1cm" svg:height="2.7cm" svg:x="14.5cm" svg:y="15.8cm">
          <text:p text:style-name="P1">Target gear Mid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1" draw:text-style-name="P1" draw:layer="layout" svg:x1="18.05cm" svg:y1="13.8cm" svg:x2="18.05cm" svg:y2="15.8cm" draw:start-shape="id52" draw:start-glue-point="6" draw:end-shape="id56" draw:end-glue-point="0" svg:d="M18050 13800v2000">
          <text:p/>
        </draw:connector>
        <draw:connector draw:style-name="gr11" draw:text-style-name="P1" draw:layer="layout" svg:x1="18.05cm" svg:y1="18.5cm" svg:x2="18.05cm" svg:y2="20.8cm" draw:start-shape="id56" draw:start-glue-point="2" draw:end-shape="id57" draw:end-glue-point="4" svg:d="M18050 18500v2300">
          <text:p/>
        </draw:connector>
        <draw:connector draw:style-name="gr11" draw:text-style-name="P1" draw:layer="layout" svg:x1="22.1cm" svg:y1="23.15cm" svg:x2="24.4cm" svg:y2="23.15cm" draw:start-shape="id57" draw:start-glue-point="7" draw:end-shape="id55" draw:end-glue-point="3" svg:d="M22100 23150h2300">
          <text:p/>
        </draw:connector>
        <draw:connector draw:style-name="gr11" draw:text-style-name="P1" draw:layer="layout" svg:x1="14cm" svg:y1="23.15cm" svg:x2="10.6cm" svg:y2="23.15cm" draw:start-shape="id57" draw:start-glue-point="5" draw:end-shape="id53" draw:end-glue-point="1" svg:d="M14000 23150h-3400">
          <text:p/>
        </draw:connector>
        <draw:frame draw:style-name="gr2" draw:layer="layout" svg:width="1.5cm" svg:height="0.963cm" svg:x="49.9cm" svg:y="44.309cm">
          <draw:text-box>
            <text:p>No</text:p>
          </draw:text-box>
        </draw:frame>
        <draw:frame draw:style-name="gr12" draw:layer="layout" svg:width="1.5cm" svg:height="0.963cm" svg:x="13.1cm" svg:y="21.737cm">
          <draw:text-box>
            <text:p>No</text:p>
          </draw:text-box>
        </draw:frame>
        <draw:frame draw:style-name="gr12" draw:layer="layout" svg:width="1.5cm" svg:height="0.963cm" svg:x="18.5cm" svg:y="13.9cm">
          <draw:text-box>
            <text:p>No</text:p>
          </draw:text-box>
        </draw:frame>
        <draw:frame draw:style-name="gr12" draw:layer="layout" svg:width="1.5cm" svg:height="0.963cm" svg:x="18.5cm" svg:y="7cm">
          <draw:text-box>
            <text:p>No</text:p>
          </draw:text-box>
        </draw:frame>
        <draw:frame draw:style-name="gr12" draw:layer="layout" svg:width="1.7cm" svg:height="0.963cm" svg:x="22.2cm" svg:y="21.737cm">
          <draw:text-box>
            <text:p>Yes</text:p>
          </draw:text-box>
        </draw:frame>
        <draw:frame draw:style-name="gr12" draw:layer="layout" svg:width="1.7cm" svg:height="0.963cm" svg:x="12.7cm" svg:y="10.337cm">
          <draw:text-box>
            <text:p>Yes</text:p>
          </draw:text-box>
        </draw:frame>
        <draw:frame draw:style-name="gr12" draw:layer="layout" svg:width="1.7cm" svg:height="0.963cm" svg:x="22.1cm" svg:y="3.3cm">
          <draw:text-box>
            <text:p>Y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8-27T18:48:06.17</meta:creation-date>
    <meta:generator>OpenOffice/4.1.5$Win32 OpenOffice.org_project/415m1$Build-9789</meta:generator>
    <dc:date>2018-09-03T22:31:03.99</dc:date>
    <meta:editing-duration>PT13H1M7S</meta:editing-duration>
    <meta:editing-cycles>67</meta:editing-cycles>
    <meta:document-statistic meta:object-count="175"/>
  </office:meta>
</office:document-meta>
</file>